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9" style:family="table-cell" style:parent-style-name="Default" style:data-style-name="N37">
      <style:text-properties style:text-underline-style="none"/>
    </style:style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9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9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6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73">
            <text:p>373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 table:number-rows-repeated="1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51">
            <text:p>51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73">
            <text:p>373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51">
            <text:p>5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604">
            <text:p>6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02:1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7-10T02:10:35</dc:date>
    <meta:editing-duration>PT01H40M57S</meta:editing-duration>
    <meta:editing-cycles>131</meta:editing-cycles>
    <meta:generator>OpenOffice.org/3.2$Unix OpenOffice.org_project/320m12$Build-9483</meta:generator>
    <dc:creator>david </dc:creator>
    <meta:document-statistic meta:table-count="5" meta:cell-count="401" meta:object-count="0"/>
  </office:meta>
</office:document-meta>
</file>